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automatic-styles>
    <style:style style:name="P1" style:family="paragraph" style:parent-style-name="Standard">
      <style:text-properties officeooo:rsid="000ea98c" officeooo:paragraph-rsid="000ea98c"/>
    </style:style>
    <style:style style:name="P2" style:family="paragraph" style:parent-style-name="Standard">
      <style:text-properties officeooo:rsid="000ed9fb" officeooo:paragraph-rsid="000ed9fb"/>
    </style:style>
    <style:style style:name="P3" style:family="paragraph" style:parent-style-name="Standard">
      <style:text-properties officeooo:rsid="000ed9fb" officeooo:paragraph-rsid="001077ff"/>
    </style:style>
    <style:style style:name="P4" style:family="paragraph" style:parent-style-name="Standard">
      <style:text-properties officeooo:paragraph-rsid="000ed9fb"/>
    </style:style>
    <style:style style:name="P5" style:family="paragraph" style:parent-style-name="Standard">
      <style:text-properties officeooo:rsid="001077ff" officeooo:paragraph-rsid="001077ff"/>
    </style:style>
    <style:style style:name="T1" style:family="text">
      <style:text-properties officeooo:rsid="000ed9fb"/>
    </style:style>
    <style:style style:name="T2" style:family="text">
      <style:text-properties fo:font-variant="normal" fo:text-transform="none" fo:color="#202122" loext:opacity="100%" style:font-name="Liberation Serif" fo:font-size="12pt" fo:letter-spacing="normal" fo:font-style="normal" fo:font-weight="normal" style:font-size-asian="12pt" style:font-size-complex="12pt"/>
    </style:style>
    <style:style style:name="T3" style:family="text">
      <style:text-properties fo:font-variant="normal" fo:text-transform="none" fo:color="#202122" loext:opacity="100%" style:font-name="Liberation Serif" fo:font-size="12pt" fo:letter-spacing="normal" fo:font-style="normal" fo:font-weight="normal" officeooo:rsid="000ed9fb" style:font-size-asian="12pt" style:font-size-complex="12pt"/>
    </style:style>
    <style:style style:name="T4" style:family="text">
      <style:text-properties fo:font-variant="normal" fo:text-transform="none" fo:color="#202122" loext:opacity="100%" style:font-name="Liberation Serif" fo:font-size="12pt" fo:letter-spacing="normal" fo:font-style="normal" fo:font-weight="normal" officeooo:rsid="001077ff" style:font-size-asian="12pt" style:font-size-complex="12pt"/>
    </style:style>
    <style:style style:name="T5" style:family="text">
      <style:text-properties officeooo:rsid="001077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history of computer programming languages---my experiences.</text:p>
      <text:p text:style-name="P1"/>
      <text:p text:style-name="P1">Alden Wright <text:s/>7/1<text:span text:style-name="T5">1</text:span>/25</text:p>
      <text:p text:style-name="P1"/>
      <text:p text:style-name="P1">Computers execute relatively simple instructions. <text:s/>Arithmetic and logical operations change the content of registers, so operands need to be moved from memory to registers, multiple operations are done on registers, and results are moved back to memory. <text:s/>Assembly language is a language that makes programming using these instructions easier. <text:s/>An assembler is a program that translates assembly language into machine code. <text:s/>Assembly code is specific to a particular machine architecture. <text:s/>When I started in computer science in the early 1980s, there were courses in assembly language programming. <text:s/>Now an architecture course will expose students to assembly language programs but students are not expected to become proficient at assembly language programming</text:p>
      <text:p text:style-name="P1"/>
      <text:p text:style-name="P1">Higher level languages allow one to assign symbols to memory locations, and generally (and efficiently) take care of moving operands to and from registers. <text:s/>The first widely higher used level language was Fortran (formula translation) which emphasized operations on numbers. <text:s/>The first version of Fortran was released in 1957. <text:s/>Cobol is nearly as old, and is designed for business use. <text:s/><text:span text:style-name="T5">It is still in wide use today in banking. </text:span><text:s/>Both Fortran and Cobol are compiled languages where a compiler program translates the program to machine or assembly code. <text:s/>Lisp is a language designed for artificial intelligence and is the second oldest programming language still in use (after Fortran). <text:s/>Lisp operates on primarily on symbols and lists of symbols while numerical operations have a secondary role. <text:s/>Lists can have other lists as elements which enables tree data structures. <text:s/>The original Lisp was fully interpreted which means that the program interpretation and execution were combined into one process. <text:s/>Programs could easily be changed dynamically without needed to go through a compiler and assembler. <text:s/>Recursion is easy and natural while recursion was not possible for early Fortran and Cobol. <text:s/>When I audited my first computer science course at Western Michigan University, a non-trivial programming assignment was to implement recursion in Fortran.</text:p>
      <text:p text:style-name="P1"/>
      <text:p text:style-name="P3">In the early 1960s the usual way of computer programming was to type your program onto punch cards and submit your cards to a computer operator to be compiled, assembled, and executed. <text:s/>If you were fortunate, you would get your output (which might be syntax errors) fairly <text:span text:style-name="T5">quickly</text:span>. <text:s/>At Dartmouth I had an experience trying to program a very early minicomputer where the input was paper tape. <text:s/>Paper tape is worse that punch cards because to revise your program you had to retype it. <text:s/>Some of my classmates were implementing the first version of Basic which enabled interactive programming via timesharing, but by the time Basic was available to Dartmouth students, I had graduated. <text:s/>Basic was designed to be easy to program in but did not generate “production” code until later <text:span text:style-name="T5">when it became commonly implemented on microcomputers like the Apple II</text:span>. <text:s/></text:p>
      <text:p text:style-name="P2"/>
      <text:p text:style-name="P4"><text:span text:style-name="T1">Another important early language was C which is a compiled language designed to produce efficient code. <text:s/>The development of C paralleled the development of the Unix operating system </text:span><text:span text:style-name="T5">starting in about 1970</text:span><text:span text:style-name="T1"> which was platform-independent. <text:s/></text:span><text:span text:style-name="T2">C </text:span><text:span text:style-name="T3">continues to be</text:span><text:span text:style-name="T2"> commonly used on computer architectures that range from supercomputers to the smallest microcontrollers and embedded systems. <text:s/></text:span><text:span text:style-name="T4">It enables detailed control of the hardware similar to assembly langauge.</text:span><text:span text:style-name="T2"> <text:s/></text:span><text:span text:style-name="T3">However, C compilers give few safeguards to help the programmer write memory-safe and secure programs, </text:span><text:span text:style-name="T4">and many serious security breaches happened due to the difficulty of writing secure code in C.</text:span></text:p>
      <text:p text:style-name="P4"><text:span text:style-name="T3"/></text:p>
      <text:p text:style-name="P2"><text:span text:style-name="T2">The structured programming movement emphasized ways of writing programs to be more readable and understandable. <text:s/>An important influential paper </text:span><text:span text:style-name="T4">from 1968</text:span><text:span text:style-name="T2"> was "Go To Statement Considered Harmful" by Edsger Dijkstra who coined the term “structured programming”. <text:s text:c="2"/>As structured programming </text:span><text:soft-page-break/><text:span text:style-name="T2">became accepted, languages such as Pascal </text:span><text:a xlink:type="simple" xlink:href="https://en.wikipedia.org/wiki/Pascal_(programming_language)" text:style-name="Internet_20_link" text:visited-style-name="Visited_20_Internet_20_Link">https://en.wikipedia.org/wiki/Pascal_(programming_language)</text:a><text:span text:style-name="T2"> were developed to help support structured programming. <text:s/>When I came to the University of Montana in 1983 Walt Briggs was teaching Basic in a large lecture format, and he did not believe in structured programming. <text:s text:c="2"/>Fortunately, he resigned soon after I came. </text:span></text:p>
      <text:p text:style-name="P5"><text:span text:style-name="T4">I </text:span><text:span text:style-name="T2">think (but I am not sure) that when I came to the University of Montana in 1983, I was teaching the programming courses for majors in Pascal or its object-oriented successor Modula-2 (</text:span><text:a xlink:type="simple" xlink:href="https://en.wikipedia.org/wiki/Modula-2" text:style-name="Internet_20_link" text:visited-style-name="Visited_20_Internet_20_Link">https://en.wikipedia.org/wiki/Modula-2</text:a><text:span text:style-name="T2">). <text:s/>Soon after I think we transitioned to Java </text:span><text:a xlink:type="simple" xlink:href="https://en.wikipedia.org/wiki/Java_(programming_language)" text:style-name="Internet_20_link" text:visited-style-name="Visited_20_Internet_20_Link">https://en.wikipedia.org/wiki/Java_(programming_language)</text:a><text:span text:style-name="T2">, and we have used Java to teach data structures for many years.</text:span></text:p>
      <text:p text:style-name="P1"/>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0T12:54:00.344558155</meta:creation-date>
    <dc:date>2025-07-12T20:34:31.801538946</dc:date>
    <meta:editing-duration>P2DT7H40M29S</meta:editing-duration>
    <meta:editing-cycles>3</meta:editing-cycles>
    <meta:generator>LibreOffice/7.4.1.2$MacOSX_AARCH64 LibreOffice_project/3c58a8f3a960df8bc8fd77b461821e42c061c5f0</meta:generator>
    <meta:document-statistic meta:table-count="0" meta:image-count="0" meta:object-count="0" meta:page-count="2" meta:paragraph-count="8" meta:word-count="711" meta:character-count="4742" meta:non-whitespace-character-count="4002"/>
  </office:meta>
</office:document-meta>
</file>